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svg:stroke-width="0.001cm" svg:stroke-color="#add6e7" draw:fill="none" draw:fill-color="#ffffff" fo:padding-top="-0.049cm" fo:padding-bottom="-0.049cm" fo:padding-left="-0.049cm" fo:padding-right="-0.049cm"/>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1c97cd"/>
    </style:style>
    <style:style style:name="gr5" style:family="graphic" style:parent-style-name="standard">
      <style:graphic-properties draw:stroke="none" svg:stroke-width="0cm" draw:fill-color="#076086"/>
    </style:style>
    <style:style style:name="gr6" style:family="graphic" style:parent-style-name="standard">
      <style:graphic-properties svg:stroke-width="0.005cm" svg:stroke-color="#add6e7" draw:fill="none" draw:fill-color="#ffffff" fo:padding-top="-0.047cm" fo:padding-bottom="-0.047cm" fo:padding-left="-0.047cm" fo:padding-right="-0.047cm"/>
    </style:style>
    <style:style style:name="gr7" style:family="graphic" style:parent-style-name="standard">
      <style:graphic-properties draw:stroke="none" svg:stroke-width="0.001cm" draw:fill-color="#076086"/>
    </style:style>
    <style:style style:name="gr8" style:family="graphic" style:parent-style-name="standard">
      <style:graphic-properties draw:stroke="none" svg:stroke-width="0.001cm" draw:fill-color="#1f1a17"/>
    </style:style>
    <style:style style:name="gr9" style:family="graphic" style:parent-style-name="standard">
      <style:graphic-properties draw:stroke="none" svg:stroke-width="0cm" draw:fill-color="#1f1a17"/>
    </style:style>
    <style:style style:name="gr10" style:family="graphic" style:parent-style-name="standard">
      <style:graphic-properties draw:stroke="none" svg:stroke-width="0cm" draw:fill-color="#ffffff"/>
    </style:style>
  </office:automatic-styles>
  <office:body>
    <office:drawing>
      <draw:page draw:name="page1" draw:style-name="dp1" draw:master-page-name="Default">
        <draw:g>
          <draw:glue-point draw:id="4" svg:x="-3.816cm" svg:y="-5cm"/>
          <draw:glue-point draw:id="5" svg:x="5cm" svg:y="-5cm"/>
          <draw:glue-point draw:id="6" svg:x="0.592cm" svg:y="-5cm"/>
          <draw:glue-point draw:id="7" svg:x="-5cm" svg:y="5cm"/>
          <draw:glue-point draw:id="8" svg:x="3.796cm" svg:y="5cm"/>
          <draw:glue-point draw:id="9" svg:x="-0.601cm" svg:y="5cm"/>
          <draw:glue-point draw:id="10" svg:x="-5cm" svg:y="-4.276cm"/>
          <draw:glue-point draw:id="11" svg:x="-5cm" svg:y="0.362cm"/>
          <draw:glue-point draw:id="12" svg:x="5cm" svg:y="4.257cm"/>
          <draw:glue-point draw:id="13" svg:x="5cm" svg:y="-0.372cm"/>
          <draw:glue-point draw:id="14" svg:x="-0.003cm" svg:y="-0.003cm"/>
          <draw:polygon draw:style-name="gr1" draw:layer="layout" svg:width="1.096cm" svg:height="1.851cm" svg:x="0cm" svg:y="0.149cm" svg:viewBox="0 0 1097 1852" draw:points="0,0 0,1852 1097,1852 1097,0">
            <text:p/>
          </draw:polygon>
          <draw:polygon draw:style-name="gr2" draw:layer="layout" svg:width="1.096cm" svg:height="1.851cm" svg:x="0cm" svg:y="0.149cm" svg:viewBox="0 0 1097 1852" draw:points="0,0 0,1852 1097,1852 1097,0">
            <text:p/>
          </draw:polygon>
          <draw:polygon draw:style-name="gr3" draw:layer="layout" svg:width="1.246cm" svg:height="0.149cm" svg:x="0cm" svg:y="0cm" svg:viewBox="0 0 1247 150" draw:points="0,150 147,0 1247,0 1097,150">
            <text:p/>
          </draw:polygon>
          <draw:polygon draw:style-name="gr2" draw:layer="layout" svg:width="1.246cm" svg:height="0.149cm" svg:x="0cm" svg:y="0cm" svg:viewBox="0 0 1247 150" draw:points="0,150 147,0 1247,0 1097,150">
            <text:p/>
          </draw:polygon>
          <draw:polygon draw:style-name="gr4" draw:layer="layout" svg:width="0.488cm" svg:height="0.23cm" svg:x="0.064cm" svg:y="0.257cm" svg:viewBox="0 0 489 231" draw:points="0,0 489,0 489,231 0,231">
            <text:p/>
          </draw:polygon>
          <draw:polygon draw:style-name="gr5" draw:layer="layout" svg:width="0.495cm" svg:height="0.013cm" svg:x="0.064cm" svg:y="0.25cm" svg:viewBox="0 0 496 14" draw:points="496,6 489,0 0,0 0,14 489,14 496,6 496,0 489,0">
            <text:p/>
          </draw:polygon>
          <draw:polygon draw:style-name="gr5" draw:layer="layout" svg:width="0.014cm" svg:height="0.236cm" svg:x="0.545cm" svg:y="0.257cm" svg:viewBox="0 0 15 237" draw:points="7,237 15,230 15,0 0,0 0,230 7,237 15,237 15,230">
            <text:p/>
          </draw:polygon>
          <draw:polygon draw:style-name="gr5" draw:layer="layout" svg:width="0.494cm" svg:height="0.013cm" svg:x="0.058cm" svg:y="0.48cm" svg:viewBox="0 0 495 14" draw:points="0,7 6,14 495,14 495,0 6,0 0,7 0,14 6,14">
            <text:p/>
          </draw:polygon>
          <draw:polygon draw:style-name="gr5" draw:layer="layout" svg:width="0.013cm" svg:height="0.236cm" svg:x="0.058cm" svg:y="0.25cm" svg:viewBox="0 0 14 237" draw:points="6,0 0,6 0,237 14,237 14,6 6,0 0,0 0,6">
            <text:p/>
          </draw:polygon>
          <draw:line draw:style-name="gr6" draw:layer="layout" svg:x1="0.146cm" svg:y1="0.371cm" svg:x2="0.472cm" svg:y2="0.371cm">
            <text:p/>
          </draw:line>
          <draw:polygon draw:style-name="gr7" draw:layer="layout" svg:width="0.15cm" svg:height="2cm" svg:x="1.096cm" svg:y="0cm" svg:viewBox="0 0 151 2001" draw:points="0,2001 151,1852 151,0 0,148">
            <text:p/>
          </draw:polygon>
          <draw:polygon draw:style-name="gr6" draw:layer="layout" svg:width="0.15cm" svg:height="2cm" svg:x="1.096cm" svg:y="0cm" svg:viewBox="0 0 151 2001" draw:points="0,2001 151,1852 151,0 0,148">
            <text:p/>
          </draw:polygon>
          <draw:line draw:style-name="gr6" draw:layer="layout" svg:x1="0.02cm" svg:y1="1.875cm" svg:x2="1.075cm" svg:y2="1.875cm">
            <text:p/>
          </draw:line>
          <draw:line draw:style-name="gr6" draw:layer="layout" svg:x1="0.02cm" svg:y1="0.886cm" svg:x2="1.077cm" svg:y2="0.886cm">
            <text:p/>
          </draw:line>
          <draw:polygon draw:style-name="gr7" draw:layer="layout" svg:width="0.009cm" svg:height="0.02cm" svg:x="0.004cm" svg:y="1.857cm" svg:viewBox="0 0 10 21" draw:points="10,0 0,0 0,21 10,21">
            <text:p/>
          </draw:polygon>
          <draw:polygon draw:style-name="gr5" draw:layer="layout" svg:width="1.068cm" svg:height="0.02cm" svg:x="0.013cm" svg:y="1.857cm" svg:viewBox="0 0 1069 21" draw:points="1069,0 0,0 0,21 1069,21">
            <text:p/>
          </draw:polygon>
          <draw:polygon draw:style-name="gr5" draw:layer="layout" svg:width="0.01cm" svg:height="0.02cm" svg:x="1.082cm" svg:y="1.857cm" svg:viewBox="0 0 11 21" draw:points="0,21 11,21 11,0 0,0">
            <text:p/>
          </draw:polygon>
          <draw:polygon draw:style-name="gr5" draw:layer="layout" svg:width="0.01cm" svg:height="0.019cm" svg:x="0.005cm" svg:y="0.868cm" svg:viewBox="0 0 11 20" draw:points="11,0 0,0 0,20 11,20">
            <text:p/>
          </draw:polygon>
          <draw:polygon draw:style-name="gr5" draw:layer="layout" svg:width="1.069cm" svg:height="0.019cm" svg:x="0.015cm" svg:y="0.868cm" svg:viewBox="0 0 1070 20" draw:points="1070,0 0,0 0,20 1070,20">
            <text:p/>
          </draw:polygon>
          <draw:polygon draw:style-name="gr5" draw:layer="layout" svg:width="0.01cm" svg:height="0.019cm" svg:x="1.085cm" svg:y="0.868cm" svg:viewBox="0 0 11 20" draw:points="0,20 11,20 11,0 0,0">
            <text:p/>
          </draw:polygon>
          <draw:polyline draw:style-name="gr6" draw:layer="layout" svg:width="0.488cm" svg:height="0.23cm" svg:x="0.064cm" svg:y="0.257cm" svg:viewBox="0 0 489 231" draw:points="0,231 0,0 489,0">
            <text:p/>
          </draw:polyline>
          <draw:polygon draw:style-name="gr8" draw:layer="layout" svg:width="0.254cm" svg:height="0.449cm" svg:x="0.258cm" svg:y="0.931cm" svg:viewBox="0 0 255 450" draw:points="90,450 90,154 0,154 127,0 255,154 159,154 159,344">
            <text:p/>
          </draw:polygon>
          <draw:polygon draw:style-name="gr9" draw:layer="layout" svg:width="0.445cm" svg:height="0.252cm" svg:x="0.532cm" svg:y="1.097cm" svg:viewBox="0 0 446 253" draw:points="0,85 291,85 291,0 446,126 291,253 291,158 100,158">
            <text:p/>
          </draw:polygon>
          <draw:polygon draw:style-name="gr9" draw:layer="layout" svg:width="0.254cm" svg:height="0.443cm" svg:x="0.562cm" svg:y="1.378cm" svg:viewBox="0 0 255 444" draw:points="166,0 166,289 255,289 127,444 0,289 95,289 95,99 82,99">
            <text:p/>
          </draw:polygon>
          <draw:polygon draw:style-name="gr9" draw:layer="layout" svg:width="0.449cm" svg:height="0.252cm" svg:x="0.091cm" svg:y="1.416cm" svg:viewBox="0 0 450 253" draw:points="450,162 155,162 155,253 0,126 155,0 155,94 346,94">
            <text:p/>
          </draw:polygon>
          <draw:polygon draw:style-name="gr9" draw:layer="layout" svg:width="0.217cm" svg:height="0.198cm" svg:x="0.512cm" svg:y="1.381cm" svg:viewBox="0 0 218 199" draw:points="26,199 31,199 36,198 41,198 46,197 51,196 56,196 60,195 65,194 70,193 74,192 79,191 84,189 88,188 92,186 97,184 101,182 105,180 110,178 114,176 118,174 122,171 126,169 130,166 134,164 137,161 141,158 145,155 148,152 152,149 155,146 159,143 162,139 165,136 168,133 171,129 174,125 177,121 180,118 182,114 185,110 187,106 190,102 192,98 194,94 197,89 199,85 200,81 202,76 204,72 206,68 207,63 209,58 210,53 211,49 212,44 214,39 214,34 215,29 216,25 216,19 217,14 217,9 218,4 218,0 163,0 163,3 163,7 163,11 163,14 162,18 162,22 161,25 160,29 160,33 159,36 158,39 157,43 156,46 155,50 154,53 153,56 151,59 149,63 148,66 146,69 145,72 144,75 141,78 140,81 138,84 136,87 134,89 132,92 130,95 127,98 125,100 123,102 120,105 118,107 116,109 113,112 110,114 108,116 105,118 102,120 100,122 97,124 94,126 91,127 88,129 85,130 82,132 79,133 76,134 73,136 70,137 67,138 64,139 60,140 57,141 54,141 50,142 47,143 44,143 40,144 37,144 33,144 30,145 26,145 25,145 23,145 22,145 20,145 19,145 17,146 16,146 15,147 13,147 12,148 11,149 10,150 9,150 8,151 7,152 6,153 5,155 3,157 2,159 1,162 0,164 0,166 0,169 0,171 0,174 0,176 0,179 1,182 2,183 3,186 4,187 5,188 5,189 6,190 7,191 8,192 9,193 10,193 11,194 12,195 13,195 15,196 16,196 17,197 19,197 20,198 22,198 23,198 25,199">
            <text:p/>
          </draw:polygon>
          <draw:polygon draw:style-name="gr9" draw:layer="layout" svg:width="0.19cm" svg:height="0.225cm" svg:x="0.348cm" svg:y="1.354cm" svg:viewBox="0 0 191 226" draw:points="0,27 0,31 0,36 0,41 0,46 1,52 1,57 2,61 3,66 4,71 5,76 6,80 8,85 9,90 11,95 13,99 15,103 16,108 18,112 20,116 22,121 24,125 27,129 29,133 32,137 35,141 37,145 40,148 43,152 46,156 49,160 52,163 55,166 58,170 62,173 65,176 68,179 72,182 76,185 79,188 83,191 87,194 91,196 95,198 99,201 103,203 107,205 111,207 116,209 120,211 124,213 129,215 134,216 138,218 142,219 147,220 152,221 157,222 161,223 166,223 171,224 176,225 181,225 186,226 191,226 191,172 187,172 184,171 180,171 176,171 173,170 170,170 166,169 163,168 160,168 157,167 153,166 150,165 147,164 143,163 141,162 137,160 134,159 132,157 129,156 125,154 123,153 119,151 117,149 114,147 111,145 109,143 106,141 103,139 101,136 99,134 96,132 94,130 91,127 89,125 87,122 85,119 83,116 81,114 79,111 77,108 75,105 74,102 72,99 70,96 68,93 67,90 66,86 64,83 63,80 62,77 60,73 60,70 59,66 58,63 57,60 56,56 55,52 55,49 55,45 54,41 54,38 53,34 53,30 53,27 53,25 53,23 53,21 52,20 52,19 52,17 51,16 51,15 50,13 50,12 49,11 48,10 48,9 47,8 46,7 45,6 43,4 41,3 39,2 36,1 34,0 31,0 29,0 26,0 24,0 21,0 18,0 16,1 14,2 12,3 10,4 8,6 7,7 6,8 5,9 4,10 4,11 3,12 2,13 2,15 1,16 1,17 0,19 0,20 0,21 0,23 0,25">
            <text:p/>
          </draw:polygon>
          <draw:polygon draw:style-name="gr9" draw:layer="layout" svg:width="0.217cm" svg:height="0.198cm" svg:x="0.348cm" svg:y="1.183cm" svg:viewBox="0 0 218 199" draw:points="191,0 186,0 181,0 176,0 171,1 166,1 161,2 157,2 152,3 147,4 142,6 138,7 134,9 129,10 124,11 120,13 116,15 111,17 107,19 103,21 99,24 95,26 91,29 87,31 83,34 79,36 76,39 72,42 68,45 65,48 62,51 58,55 55,58 52,62 49,65 46,69 43,72 40,76 37,80 35,84 32,88 29,91 27,96 24,100 22,104 20,108 18,113 16,117 15,121 13,126 11,130 9,135 8,139 6,144 5,149 4,154 3,159 2,163 1,168 1,173 0,178 0,183 0,188 0,193 0,199 53,199 53,195 53,191 54,187 54,183 55,180 55,176 55,172 56,169 57,165 58,162 59,158 60,155 60,151 62,148 63,145 64,141 66,138 67,135 68,132 70,129 72,126 74,123 75,120 77,117 79,114 81,111 83,108 85,106 87,103 89,100 91,98 94,95 96,93 99,90 101,88 103,86 106,84 109,81 111,80 114,77 117,76 119,74 123,72 125,71 129,69 132,67 134,66 137,64 141,63 143,62 147,61 150,59 153,59 157,58 160,57 163,56 166,55 170,55 173,54 176,54 180,54 184,53 187,53 191,53 192,53 194,53 195,53 197,52 198,52 200,52 201,51 202,51 204,50 205,50 206,49 207,48 208,48 209,47 210,46 211,45 212,43 214,41 215,38 215,36 216,34 217,31 218,29 218,26 218,24 217,21 216,19 215,16 215,14 214,12 212,10 211,8 210,7 209,6 208,5 207,4 206,4 205,3 204,2 202,2 201,1 200,1 198,0 197,0 195,0 194,0 192,0">
            <text:p/>
          </draw:polygon>
          <draw:polygon draw:style-name="gr9" draw:layer="layout" svg:width="0.191cm" svg:height="0.198cm" svg:x="0.539cm" svg:y="1.183cm" svg:viewBox="0 0 192 199" draw:points="192,199 192,193 191,188 191,183 190,178 190,173 189,168 188,163 188,158 186,154 185,149 184,144 183,139 181,135 180,130 178,126 176,121 174,117 173,113 170,108 168,104 166,100 164,96 161,91 159,88 156,84 154,80 151,76 148,72 145,69 142,65 139,62 136,58 132,55 129,51 126,48 122,45 118,42 115,39 111,36 107,34 103,31 99,29 96,26 91,24 87,21 83,19 79,17 74,15 70,13 66,11 61,10 57,9 52,7 48,6 43,4 38,3 34,2 29,2 24,1 19,1 14,0 9,0 4,0 0,0 0,53 3,53 7,53 10,54 13,54 17,54 21,55 23,55 27,56 30,57 34,58 37,59 40,59 43,61 46,62 49,63 52,64 56,66 58,67 61,69 65,71 68,72 70,74 73,76 76,77 79,80 81,81 84,84 86,86 89,88 92,90 94,93 96,95 99,98 101,100 103,103 105,106 107,108 109,111 111,114 113,117 115,120 117,123 119,126 120,129 122,132 123,135 125,138 126,141 128,145 129,148 130,151 131,155 132,158 133,162 133,165 134,169 135,172 136,176 136,180 137,183 137,187 137,191 137,195 137,199">
            <text:p/>
          </draw:polygon>
          <draw:polygon draw:style-name="gr10" draw:layer="layout" svg:width="0.254cm" svg:height="0.448cm" svg:x="0.267cm" svg:y="0.94cm" svg:viewBox="0 0 255 449" draw:points="90,449 90,154 0,154 127,0 255,154 159,154 159,344">
            <text:p/>
          </draw:polygon>
          <draw:polygon draw:style-name="gr10" draw:layer="layout" svg:width="0.445cm" svg:height="0.252cm" svg:x="0.541cm" svg:y="1.105cm" svg:viewBox="0 0 446 253" draw:points="0,85 291,85 291,0 446,126 291,253 291,158 100,158">
            <text:p/>
          </draw:polygon>
          <draw:polygon draw:style-name="gr10" draw:layer="layout" svg:width="0.255cm" svg:height="0.443cm" svg:x="0.571cm" svg:y="1.387cm" svg:viewBox="0 0 256 444" draw:points="166,0 166,288 256,288 127,444 0,288 95,288 95,99 82,99">
            <text:p/>
          </draw:polygon>
          <draw:polygon draw:style-name="gr10" draw:layer="layout" svg:width="0.448cm" svg:height="0.252cm" svg:x="0.1cm" svg:y="1.425cm" svg:viewBox="0 0 449 253" draw:points="449,162 154,162 154,253 0,126 154,0 154,94 345,94">
            <text:p/>
          </draw:polygon>
          <draw:polygon draw:style-name="gr10" draw:layer="layout" svg:width="0.217cm" svg:height="0.198cm" svg:x="0.521cm" svg:y="1.389cm" svg:viewBox="0 0 218 199" draw:points="26,199 31,199 36,198 41,198 46,197 51,197 56,196 60,195 65,194 70,193 75,192 79,191 83,190 88,188 92,186 97,185 101,183 105,181 110,178 114,177 118,174 122,172 126,169 130,167 134,164 137,162 141,158 145,156 149,153 152,150 155,146 159,143 162,140 165,137 168,133 171,129 174,126 177,122 180,118 182,114 185,110 188,106 190,102 193,98 195,94 197,90 199,85 201,81 202,77 204,72 206,68 208,63 209,58 211,53 211,49 213,44 214,40 214,34 215,29 216,25 216,20 217,15 217,9 218,4 218,0 163,0 163,3 163,7 163,11 163,15 162,18 162,22 162,26 161,29 160,33 159,36 158,40 157,43 156,46 155,50 154,53 153,57 151,59 150,63 148,66 146,69 145,72 143,75 142,78 140,81 138,84 136,87 134,90 132,92 130,95 127,98 125,100 123,103 121,105 118,107 116,109 113,112 110,114 108,116 105,118 103,120 100,122 97,124 94,126 92,128 88,129 85,131 83,132 80,133 76,135 73,136 70,137 67,139 64,139 60,140 57,141 53,142 50,142 47,143 44,144 40,144 37,144 33,145 30,145 26,145 25,145 23,145 22,145 20,145 19,146 17,146 16,146 14,147 13,147 12,148 11,149 10,150 9,150 8,151 7,152 6,153 4,155 3,157 2,159 1,162 1,164 0,166 0,169 0,171 0,174 0,177 1,179 1,182 2,184 3,186 4,187 4,188 5,189 6,190 7,191 8,192 9,193 10,194 11,194 12,195 13,196 14,196 16,196 17,197 19,198 20,198 22,198 23,199 25,199">
            <text:p/>
          </draw:polygon>
          <draw:polygon draw:style-name="gr10" draw:layer="layout" svg:width="0.191cm" svg:height="0.225cm" svg:x="0.357cm" svg:y="1.362cm" svg:viewBox="0 0 192 226" draw:points="0,27 0,31 0,36 0,42 1,47 1,52 2,57 3,61 3,66 4,71 6,76 7,81 8,85 9,90 11,95 12,99 15,104 17,108 18,112 21,117 22,121 25,125 27,129 30,133 32,137 35,141 37,145 40,149 43,153 46,156 49,160 52,164 55,167 59,170 62,173 65,177 69,180 73,183 76,185 80,189 83,191 87,194 91,196 96,199 100,201 104,204 108,205 112,208 116,210 121,212 125,213 130,215 134,217 139,218 143,219 148,220 153,221 157,222 162,223 167,224 172,224 177,225 182,225 187,226 192,226 192,172 188,172 184,172 181,171 177,171 174,171 170,170 167,169 164,169 161,168 157,167 154,166 151,166 148,164 145,163 142,162 138,160 135,159 132,158 129,156 126,155 123,153 121,151 118,149 115,147 112,146 110,143 107,141 104,139 102,136 99,134 97,132 94,130 92,127 90,125 88,122 85,119 83,117 81,114 80,111 77,108 76,105 74,102 72,99 71,96 69,93 68,90 66,86 65,84 63,80 62,77 61,73 60,70 59,67 58,63 57,60 56,56 56,52 55,49 55,45 54,42 54,38 54,34 54,30 54,27 54,25 54,23 53,22 53,20 53,19 53,17 52,16 51,15 51,13 50,12 49,11 49,10 48,9 47,8 46,7 45,6 43,5 41,3 39,2 37,1 34,1 32,0 29,0 26,0 24,0 22,0 19,1 17,1 14,2 12,3 10,5 8,6 7,7 6,8 5,9 4,10 4,11 3,12 3,13 2,15 1,16 1,17 0,19 0,20 0,22 0,23 0,25">
            <text:p/>
          </draw:polygon>
          <draw:polygon draw:style-name="gr10" draw:layer="layout" svg:width="0.217cm" svg:height="0.198cm" svg:x="0.357cm" svg:y="1.191cm" svg:viewBox="0 0 218 199" draw:points="191,0 186,0 181,0 176,0 171,1 166,1 161,2 157,3 152,4 147,5 143,6 138,7 133,9 129,10 125,12 120,14 116,16 112,18 107,20 103,21 99,24 95,26 91,29 87,32 83,34 80,37 76,40 72,43 69,46 65,48 62,52 58,55 55,58 52,62 49,65 46,69 43,73 40,76 37,80 35,84 32,88 29,92 27,96 24,100 22,104 20,108 18,113 17,117 15,121 12,126 11,131 9,135 8,140 7,145 6,149 4,154 3,159 3,164 2,169 1,173 1,178 0,183 0,189 0,194 0,199 53,199 53,195 54,191 54,187 54,183 54,180 55,176 56,172 56,169 57,165 58,162 59,158 60,155 60,152 62,148 63,145 64,141 66,138 67,135 69,132 70,129 72,126 74,123 76,120 77,117 79,114 81,111 83,108 85,106 87,103 90,100 91,98 94,95 97,93 99,91 101,88 104,86 107,84 109,82 112,80 114,78 117,76 120,74 123,72 126,71 129,69 132,68 135,66 138,65 141,63 144,62 147,61 150,60 154,59 157,58 160,57 163,56 167,56 170,55 173,54 177,54 180,54 184,54 187,53 191,53 192,53 194,53 195,53 197,53 198,53 200,52 201,52 203,51 204,51 205,50 206,49 207,48 208,48 209,47 210,46 211,45 212,43 214,41 215,39 216,36 217,34 217,32 218,29 218,26 218,24 217,21 217,19 216,17 215,14 214,12 212,10 211,8 210,7 209,6 208,5 207,4 206,4 205,3 204,3 203,2 201,1 200,1 198,1 197,0 195,0 194,0 192,0">
            <text:p/>
          </draw:polygon>
          <draw:polygon draw:style-name="gr10" draw:layer="layout" svg:width="0.19cm" svg:height="0.198cm" svg:x="0.548cm" svg:y="1.191cm" svg:viewBox="0 0 191 199" draw:points="191,199 191,194 190,189 190,183 189,178 189,173 188,169 187,164 187,159 186,154 184,149 184,145 182,140 181,135 179,131 177,126 175,121 174,117 172,113 170,108 168,104 166,100 163,96 161,92 158,88 155,84 153,80 150,76 147,73 144,69 141,65 138,62 135,58 132,55 128,52 125,48 122,46 118,43 114,40 110,37 107,34 103,32 99,29 95,26 91,24 87,21 83,20 79,18 74,16 70,14 65,12 61,10 56,9 52,7 48,6 43,5 38,4 33,3 29,2 24,1 19,1 14,0 9,0 4,0 0,0 0,53 3,53 6,54 10,54 13,54 17,54 20,55 23,56 26,56 30,57 33,58 37,59 40,60 43,61 46,62 49,63 53,65 55,66 58,68 61,69 65,71 67,72 70,74 73,76 76,78 78,80 81,82 84,84 86,86 89,88 91,91 94,93 96,95 98,98 100,100 103,103 105,106 107,108 109,111 111,114 113,117 115,120 116,123 118,126 119,129 121,132 123,135 124,138 126,141 127,145 128,148 129,152 130,155 131,158 132,162 133,165 134,169 135,172 135,176 135,180 136,183 136,187 136,191 136,195 136,199">
            <text:p/>
          </draw:polygon>
          <draw:polygon draw:style-name="gr9" draw:layer="layout" svg:width="0.153cm" svg:height="0.196cm" svg:x="0.475cm" svg:y="1.3cm" svg:viewBox="0 0 154 197" draw:points="0,0 39,0 39,104 39,111 39,116 39,121 39,125 39,129 39,132 40,134 40,137 41,140 42,143 42,144 43,145 43,146 44,148 45,149 46,150 47,151 48,152 49,153 50,154 51,155 52,156 53,157 54,158 56,158 57,159 59,159 60,160 62,161 63,161 65,162 66,162 68,162 70,163 74,163 77,163 82,163 86,163 87,162 89,162 91,162 92,162 94,161 95,160 97,160 98,159 99,158 100,158 102,157 102,156 105,155 107,152 108,151 109,149 111,146 112,144 112,142 113,139 113,137 114,134 114,130 114,126 114,122 115,118 115,112 115,107 115,0 154,0 154,101 154,110 153,118 153,125 153,131 153,137 152,142 151,147 151,151 150,154 149,158 148,161 146,164 144,167 143,169 141,172 139,175 137,177 135,180 132,182 129,184 126,186 123,187 120,189 116,191 114,192 112,192 110,193 108,193 104,194 100,195 95,196 90,196 85,197 79,197 72,197 66,196 60,195 55,195 52,194 49,194 47,193 45,193 43,192 40,192 39,191 37,190 34,188 30,187 27,185 24,183 21,181 19,178 16,176 14,173 12,171 10,168 9,166 7,163 6,160 5,158 4,155 3,152 2,148 2,143 1,137 1,131 0,125 0,118 0,111 0,103">
            <text:p/>
          </draw:polygon>
          <draw:polygon draw:style-name="gr10" draw:layer="layout" svg:width="0.153cm" svg:height="0.196cm" svg:x="0.466cm" svg:y="1.291cm" svg:viewBox="0 0 154 197" draw:points="0,0 39,0 39,104 39,110 39,115 39,120 39,125 39,129 39,132 40,134 40,137 40,138 41,139 41,141 42,142 42,144 43,145 44,146 44,148 45,149 46,149 46,151 48,152 49,153 49,154 51,155 52,156 53,157 54,157 56,158 57,159 58,159 60,160 61,161 63,161 65,161 66,162 68,162 70,162 74,163 77,163 81,163 85,162 89,162 92,161 94,161 95,160 96,159 98,159 99,158 100,157 102,157 103,156 105,155 106,152 108,151 109,149 110,146 111,144 112,142 113,139 113,137 114,134 114,130 114,126 114,122 114,117 114,112 114,107 114,0 154,0 154,101 154,110 153,118 153,124 153,131 153,137 152,142 151,146 151,150 149,154 149,157 147,161 146,164 144,167 143,169 141,172 139,175 137,177 134,180 131,181 129,184 126,185 123,187 119,189 116,190 114,191 112,192 110,193 108,193 104,194 100,195 95,195 90,196 84,196 79,197 72,196 66,196 60,195 54,194 52,194 49,194 47,193 45,193 42,192 40,192 39,191 37,190 33,188 30,186 27,185 24,183 21,180 18,178 16,176 14,173 12,171 10,168 9,166 7,163 6,160 5,157 4,155 3,152 2,148 1,143 1,137 0,131 0,125 0,118 0,111 0,103">
            <text:p/>
          </draw:polygon>
          <draw:polygon draw:style-name="gr6" draw:layer="layout" svg:width="1.096cm" svg:height="1.851cm" svg:x="0cm" svg:y="0.145cm" svg:viewBox="0 0 1097 1852" draw:points="0,0 0,1852 1097,1852 1097,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Unity server</dc:title>
    <meta:creation-date>2011-02-07T16:45:54</meta:creation-date>
    <meta:editing-duration>P0D</meta:editing-duration>
    <meta:editing-cycles>1</meta:editing-cycles>
    <meta:document-statistic meta:object-count="41"/>
    <meta:generator>OpenOffice.org/3.3$Linux OpenOffice.org_project/330m20$Build-9567</meta:generator>
  </office:meta>
</office:document-meta>
</file>